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95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6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6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6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66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22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Retrieved from: </text:p>
          </table:table-cell>
          <table:table-cell table:style-name="ce4" office:value-type="string" calcext:value-type="string">
            <text:p><text:a xlink:href="https://www.aavso.org/vsx/index.php?view=detail.ephemeris&amp;nolayout=1&amp;oid=6348" xlink:type="simple">https://www.aavso.org/vsx/index.php?view=detail.ephemeris&amp;nolayout=1&amp;oid=6348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e Also:</text:p>
          </table:table-cell>
          <table:table-cell table:style-name="ce4" office:value-type="string" calcext:value-type="string">
            <text:p><text:a xlink:href="https://www.aavso.org/sites/default/files/nelson.omc/2017/Cas_RZ.xls" xlink:type="simple">https://www.aavso.org/sites/default/files/nelson.omc/2017/Cas_RZ.xls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poch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Mid</text:p>
          </table:table-cell>
          <table:table-cell table:style-name="ce5" office:value-type="string" calcext:value-type="string">
            <text:p>End</text:p>
          </table:table-cell>
          <table:table-cell table:style-name="ce7" office:value-type="string" calcext:value-type="string">
            <text:p>DateDif (Days)</text:p>
          </table:table-cell>
          <table:table-cell table:style-name="ce7" office:value-type="string" calcext:value-type="string">
            <text:p>Boise Start Time</text:p>
          </table:table-cell>
          <table:table-cell table:style-name="ce7" office:value-type="string" calcext:value-type="string">
            <text:p>Boise Mid Time</text:p>
          </table:table-cell>
          <table:table-cell table:style-name="ce7" office:value-type="string" calcext:value-type="string">
            <text:p>Boise End Time</text:p>
          </table:table-cell>
          <table:table-cell table:number-columns-repeated="1016"/>
        </table:table-row>
        <table:table-row table:style-name="ro1">
          <table:table-cell table:style-name="ce3" office:value-type="float" office:value="2458905.937" calcext:value-type="float">
            <text:p>2458905.937</text:p>
          </table:table-cell>
          <table:table-cell table:style-name="ce6" office:value-type="date" office:date-value="2020-02-26T08:02:00" calcext:value-type="date">
            <text:p>2/26/2020 8:02:00</text:p>
          </table:table-cell>
          <table:table-cell table:style-name="ce6" office:value-type="date" office:date-value="2020-02-26T10:28:00" calcext:value-type="date">
            <text:p>2/26/2020 10:28:00</text:p>
          </table:table-cell>
          <table:table-cell table:style-name="ce6" office:value-type="date" office:date-value="2020-02-26T12:55:00" calcext:value-type="date">
            <text:p>2/26/2020 12:55:00</text:p>
          </table:table-cell>
          <table:table-cell table:style-name="ce8" table:formula="of:=N([.B5])-N([.B4])" office:value-type="time" office:time-value="PT28H41M00.000000265S" calcext:value-type="time">
            <text:p>28:41:00</text:p>
          </table:table-cell>
          <table:table-cell table:style-name="ce9" table:formula="of:=[.B4]-TIME(7;0;0)" office:value-type="date" office:date-value="2020-02-26T01:02:00" calcext:value-type="date">
            <text:p>2/26/2020 1:02:00</text:p>
          </table:table-cell>
          <table:table-cell table:style-name="ce9" table:formula="of:=[.C4]-TIME(7;0;0)" office:value-type="date" office:date-value="2020-02-26T03:28:00" calcext:value-type="date">
            <text:p>2/26/2020 3:28:00</text:p>
          </table:table-cell>
          <table:table-cell table:style-name="ce9" table:formula="of:=[.D4]-TIME(7;0;0)" office:value-type="date" office:date-value="2020-02-26T05:55:00" calcext:value-type="date">
            <text:p>2/26/2020 5:55:00</text:p>
          </table:table-cell>
          <table:table-cell table:style-name="ce11" office:value-type="string" calcext:value-type="string" table:number-columns-spanned="1" table:number-rows-spanned="10">
            <text:p>MST</text:p>
            <text:p>UTC-7h</text:p>
          </table:table-cell>
          <table:table-cell table:number-columns-repeated="1015"/>
        </table:table-row>
        <table:table-row table:style-name="ro1">
          <table:table-cell table:style-name="ce3" office:value-type="float" office:value="2458907.132" calcext:value-type="float">
            <text:p>2458907.132</text:p>
          </table:table-cell>
          <table:table-cell table:style-name="ce6" office:value-type="date" office:date-value="2020-02-27T12:43:00" calcext:value-type="date">
            <text:p>2/27/2020 12:43:00</text:p>
          </table:table-cell>
          <table:table-cell table:style-name="ce6" office:value-type="date" office:date-value="2020-02-27T15:10:00" calcext:value-type="date">
            <text:p>2/27/2020 15:10:00</text:p>
          </table:table-cell>
          <table:table-cell table:style-name="ce6" office:value-type="date" office:date-value="2020-02-27T17:36:00" calcext:value-type="date">
            <text:p>2/27/2020 17:36:00</text:p>
          </table:table-cell>
          <table:table-cell table:style-name="ce8" table:formula="of:=N([.B6])-N([.B5])" office:value-type="time" office:time-value="PT28H40M59.999999637S" calcext:value-type="time">
            <text:p>28:41:00</text:p>
          </table:table-cell>
          <table:table-cell table:style-name="ce9" table:formula="of:=[.B5]-TIME(7;0;0)" office:value-type="date" office:date-value="2020-02-27T05:43:00" calcext:value-type="date">
            <text:p>2/27/2020 5:43:00</text:p>
          </table:table-cell>
          <table:table-cell table:style-name="ce9" table:formula="of:=[.C5]-TIME(7;0;0)" office:value-type="date" office:date-value="2020-02-27T08:10:00" calcext:value-type="date">
            <text:p>2/27/2020 8:10:00</text:p>
          </table:table-cell>
          <table:table-cell table:style-name="ce9" table:formula="of:=[.D5]-TIME(7;0;0)" office:value-type="date" office:date-value="2020-02-27T10:36:00" calcext:value-type="date">
            <text:p>2/27/2020 10:36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08.327" calcext:value-type="float">
            <text:p>2458908.327</text:p>
          </table:table-cell>
          <table:table-cell table:style-name="ce6" office:value-type="date" office:date-value="2020-02-28T17:24:00" calcext:value-type="date">
            <text:p>2/28/2020 17:24:00</text:p>
          </table:table-cell>
          <table:table-cell table:style-name="ce6" office:value-type="date" office:date-value="2020-02-28T19:51:00" calcext:value-type="date">
            <text:p>2/28/2020 19:51:00</text:p>
          </table:table-cell>
          <table:table-cell table:style-name="ce6" office:value-type="date" office:date-value="2020-02-28T22:17:00" calcext:value-type="date">
            <text:p>2/28/2020 22:17:00</text:p>
          </table:table-cell>
          <table:table-cell table:style-name="ce8" table:formula="of:=N([.B7])-N([.B6])" office:value-type="time" office:time-value="PT28H41M59.999999832S" calcext:value-type="time">
            <text:p>28:42:00</text:p>
          </table:table-cell>
          <table:table-cell table:style-name="ce9" table:formula="of:=[.B6]-TIME(7;0;0)" office:value-type="date" office:date-value="2020-02-28T10:24:00" calcext:value-type="date">
            <text:p>2/28/2020 10:24:00</text:p>
          </table:table-cell>
          <table:table-cell table:style-name="ce9" table:formula="of:=[.C6]-TIME(7;0;0)" office:value-type="date" office:date-value="2020-02-28T12:51:00" calcext:value-type="date">
            <text:p>2/28/2020 12:51:00</text:p>
          </table:table-cell>
          <table:table-cell table:style-name="ce9" table:formula="of:=[.D6]-TIME(7;0;0)" office:value-type="date" office:date-value="2020-02-28T15:17:00" calcext:value-type="date">
            <text:p>2/28/2020 15:17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09.523" calcext:value-type="float">
            <text:p>2458909.523</text:p>
          </table:table-cell>
          <table:table-cell table:style-name="ce6" office:value-type="date" office:date-value="2020-02-29T22:06:00" calcext:value-type="date">
            <text:p>2/29/2020 22:06:00</text:p>
          </table:table-cell>
          <table:table-cell table:style-name="ce6" office:value-type="date" office:date-value="2020-03-01T00:32:00" calcext:value-type="date">
            <text:p>3/1/2020 0:32:00</text:p>
          </table:table-cell>
          <table:table-cell table:style-name="ce6" office:value-type="date" office:date-value="2020-03-01T02:58:00" calcext:value-type="date">
            <text:p>3/1/2020 2:58:00</text:p>
          </table:table-cell>
          <table:table-cell table:style-name="ce8" table:formula="of:=N([.B8])-N([.B7])" office:value-type="time" office:time-value="PT28H41M00.000000265S" calcext:value-type="time">
            <text:p>28:41:00</text:p>
          </table:table-cell>
          <table:table-cell table:style-name="ce9" table:formula="of:=[.B7]-TIME(7;0;0)" office:value-type="date" office:date-value="2020-02-29T15:06:00" calcext:value-type="date">
            <text:p>2/29/2020 15:06:00</text:p>
          </table:table-cell>
          <table:table-cell table:style-name="ce9" table:formula="of:=[.C7]-TIME(7;0;0)" office:value-type="date" office:date-value="2020-02-29T17:32:00" calcext:value-type="date">
            <text:p>2/29/2020 17:32:00</text:p>
          </table:table-cell>
          <table:table-cell table:style-name="ce9" table:formula="of:=[.D7]-TIME(7;0;0)" office:value-type="date" office:date-value="2020-02-29T19:58:00" calcext:value-type="date">
            <text:p>2/29/2020 19:58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10.718" calcext:value-type="float">
            <text:p>2458910.718</text:p>
          </table:table-cell>
          <table:table-cell table:style-name="ce6" office:value-type="date" office:date-value="2020-03-02T02:47:00" calcext:value-type="date">
            <text:p>3/2/2020 2:47:00</text:p>
          </table:table-cell>
          <table:table-cell table:style-name="ce6" office:value-type="date" office:date-value="2020-03-02T05:13:00" calcext:value-type="date">
            <text:p>3/2/2020 5:13:00</text:p>
          </table:table-cell>
          <table:table-cell table:style-name="ce6" office:value-type="date" office:date-value="2020-03-02T07:39:00" calcext:value-type="date">
            <text:p>3/2/2020 7:39:00</text:p>
          </table:table-cell>
          <table:table-cell table:style-name="ce8" table:formula="of:=N([.B9])-N([.B8])" office:value-type="time" office:time-value="PT28H41M00.000000265S" calcext:value-type="time">
            <text:p>28:41:00</text:p>
          </table:table-cell>
          <table:table-cell table:style-name="ce9" table:formula="of:=[.B8]-TIME(7;0;0)" office:value-type="date" office:date-value="2020-03-01T19:47:00" calcext:value-type="date">
            <text:p>3/1/2020 19:47:00</text:p>
          </table:table-cell>
          <table:table-cell table:style-name="ce9" table:formula="of:=[.C8]-TIME(7;0;0)" office:value-type="date" office:date-value="2020-03-01T22:13:00" calcext:value-type="date">
            <text:p>3/1/2020 22:13:00</text:p>
          </table:table-cell>
          <table:table-cell table:style-name="ce9" table:formula="of:=[.D8]-TIME(7;0;0)" office:value-type="date" office:date-value="2020-03-02T00:39:00" calcext:value-type="date">
            <text:p>3/2/2020 0:39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11.913" calcext:value-type="float">
            <text:p>2458911.913</text:p>
          </table:table-cell>
          <table:table-cell table:style-name="ce6" office:value-type="date" office:date-value="2020-03-03T07:28:00" calcext:value-type="date">
            <text:p>3/3/2020 7:28:00</text:p>
          </table:table-cell>
          <table:table-cell table:style-name="ce6" office:value-type="date" office:date-value="2020-03-03T09:54:00" calcext:value-type="date">
            <text:p>3/3/2020 9:54:00</text:p>
          </table:table-cell>
          <table:table-cell table:style-name="ce6" office:value-type="date" office:date-value="2020-03-03T12:21:00" calcext:value-type="date">
            <text:p>3/3/2020 12:21:00</text:p>
          </table:table-cell>
          <table:table-cell table:style-name="ce8" table:formula="of:=N([.B10])-N([.B9])" office:value-type="time" office:time-value="PT28H40M59.999999637S" calcext:value-type="time">
            <text:p>28:41:00</text:p>
          </table:table-cell>
          <table:table-cell table:style-name="ce9" table:formula="of:=[.B9]-TIME(7;0;0)" office:value-type="date" office:date-value="2020-03-03T00:28:00" calcext:value-type="date">
            <text:p>3/3/2020 0:28:00</text:p>
          </table:table-cell>
          <table:table-cell table:style-name="ce9" table:formula="of:=[.C9]-TIME(7;0;0)" office:value-type="date" office:date-value="2020-03-03T02:54:00" calcext:value-type="date">
            <text:p>3/3/2020 2:54:00</text:p>
          </table:table-cell>
          <table:table-cell table:style-name="ce9" table:formula="of:=[.D9]-TIME(7;0;0)" office:value-type="date" office:date-value="2020-03-03T05:21:00" calcext:value-type="date">
            <text:p>3/3/2020 5:21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13.108" calcext:value-type="float">
            <text:p>2458913.108</text:p>
          </table:table-cell>
          <table:table-cell table:style-name="ce6" office:value-type="date" office:date-value="2020-03-04T12:09:00" calcext:value-type="date">
            <text:p>3/4/2020 12:09:00</text:p>
          </table:table-cell>
          <table:table-cell table:style-name="ce6" office:value-type="date" office:date-value="2020-03-04T14:35:00" calcext:value-type="date">
            <text:p>3/4/2020 14:35:00</text:p>
          </table:table-cell>
          <table:table-cell table:style-name="ce6" office:value-type="date" office:date-value="2020-03-04T17:02:00" calcext:value-type="date">
            <text:p>3/4/2020 17:02:00</text:p>
          </table:table-cell>
          <table:table-cell table:style-name="ce8" table:formula="of:=N([.B11])-N([.B10])" office:value-type="time" office:time-value="PT28H41M00.000000265S" calcext:value-type="time">
            <text:p>28:41:00</text:p>
          </table:table-cell>
          <table:table-cell table:style-name="ce9" table:formula="of:=[.B10]-TIME(7;0;0)" office:value-type="date" office:date-value="2020-03-04T05:09:00" calcext:value-type="date">
            <text:p>3/4/2020 5:09:00</text:p>
          </table:table-cell>
          <table:table-cell table:style-name="ce9" table:formula="of:=[.C10]-TIME(7;0;0)" office:value-type="date" office:date-value="2020-03-04T07:35:00" calcext:value-type="date">
            <text:p>3/4/2020 7:35:00</text:p>
          </table:table-cell>
          <table:table-cell table:style-name="ce9" table:formula="of:=[.D10]-TIME(7;0;0)" office:value-type="date" office:date-value="2020-03-04T10:02:00" calcext:value-type="date">
            <text:p>3/4/2020 10:02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14.304" calcext:value-type="float">
            <text:p>2458914.304</text:p>
          </table:table-cell>
          <table:table-cell table:style-name="ce6" office:value-type="date" office:date-value="2020-03-05T16:50:00" calcext:value-type="date">
            <text:p>3/5/2020 16:50:00</text:p>
          </table:table-cell>
          <table:table-cell table:style-name="ce6" office:value-type="date" office:date-value="2020-03-05T19:17:00" calcext:value-type="date">
            <text:p>3/5/2020 19:17:00</text:p>
          </table:table-cell>
          <table:table-cell table:style-name="ce6" office:value-type="date" office:date-value="2020-03-05T21:43:00" calcext:value-type="date">
            <text:p>3/5/2020 21:43:00</text:p>
          </table:table-cell>
          <table:table-cell table:style-name="ce8" table:formula="of:=N([.B12])-N([.B11])" office:value-type="time" office:time-value="PT28H40M59.999999637S" calcext:value-type="time">
            <text:p>28:41:00</text:p>
          </table:table-cell>
          <table:table-cell table:style-name="ce9" table:formula="of:=[.B11]-TIME(7;0;0)" office:value-type="date" office:date-value="2020-03-05T09:50:00" calcext:value-type="date">
            <text:p>3/5/2020 9:50:00</text:p>
          </table:table-cell>
          <table:table-cell table:style-name="ce9" table:formula="of:=[.C11]-TIME(7;0;0)" office:value-type="date" office:date-value="2020-03-05T12:17:00" calcext:value-type="date">
            <text:p>3/5/2020 12:17:00</text:p>
          </table:table-cell>
          <table:table-cell table:style-name="ce9" table:formula="of:=[.D11]-TIME(7;0;0)" office:value-type="date" office:date-value="2020-03-05T14:43:00" calcext:value-type="date">
            <text:p>3/5/2020 14:43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15.499" calcext:value-type="float">
            <text:p>2458915.499</text:p>
          </table:table-cell>
          <table:table-cell table:style-name="ce6" office:value-type="date" office:date-value="2020-03-06T21:31:00" calcext:value-type="date">
            <text:p>3/6/2020 21:31:00</text:p>
          </table:table-cell>
          <table:table-cell table:style-name="ce6" office:value-type="date" office:date-value="2020-03-06T23:58:00" calcext:value-type="date">
            <text:p>3/6/2020 23:58:00</text:p>
          </table:table-cell>
          <table:table-cell table:style-name="ce6" office:value-type="date" office:date-value="2020-03-07T02:24:00" calcext:value-type="date">
            <text:p>3/7/2020 2:24:00</text:p>
          </table:table-cell>
          <table:table-cell table:style-name="ce8" table:formula="of:=N([.B13])-N([.B12])" office:value-type="time" office:time-value="PT29H42M00.000000251S" calcext:value-type="time">
            <text:p>29:42:00</text:p>
          </table:table-cell>
          <table:table-cell table:style-name="ce9" table:formula="of:=[.B12]-TIME(7;0;0)" office:value-type="date" office:date-value="2020-03-06T14:31:00" calcext:value-type="date">
            <text:p>3/6/2020 14:31:00</text:p>
          </table:table-cell>
          <table:table-cell table:style-name="ce9" table:formula="of:=[.C12]-TIME(7;0;0)" office:value-type="date" office:date-value="2020-03-06T16:58:00" calcext:value-type="date">
            <text:p>3/6/2020 16:58:00</text:p>
          </table:table-cell>
          <table:table-cell table:style-name="ce9" table:formula="of:=[.D12]-TIME(7;0;0)" office:value-type="date" office:date-value="2020-03-06T19:24:00" calcext:value-type="date">
            <text:p>3/6/2020 19:24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16.694" calcext:value-type="float">
            <text:p>2458916.694</text:p>
          </table:table-cell>
          <table:table-cell table:style-name="ce6" office:value-type="date" office:date-value="2020-03-08T03:13:00" calcext:value-type="date">
            <text:p>3/8/2020 3:13:00</text:p>
          </table:table-cell>
          <table:table-cell table:style-name="ce6" office:value-type="date" office:date-value="2020-03-08T05:39:00" calcext:value-type="date">
            <text:p>3/8/2020 5:39:00</text:p>
          </table:table-cell>
          <table:table-cell table:style-name="ce6" office:value-type="date" office:date-value="2020-03-08T08:05:00" calcext:value-type="date">
            <text:p>3/8/2020 8:05:00</text:p>
          </table:table-cell>
          <table:table-cell table:style-name="ce8" table:formula="of:=N([.B14])-N([.B13])" office:value-type="time" office:time-value="PT27H40M59.999999846S" calcext:value-type="time">
            <text:p>27:41:00</text:p>
          </table:table-cell>
          <table:table-cell table:style-name="ce9" table:formula="of:=[.B13]-TIME(7;0;0)" office:value-type="date" office:date-value="2020-03-07T20:13:00" calcext:value-type="date">
            <text:p>3/7/2020 20:13:00</text:p>
          </table:table-cell>
          <table:table-cell table:style-name="ce9" table:formula="of:=[.C13]-TIME(7;0;0)" office:value-type="date" office:date-value="2020-03-07T22:39:00.000001" calcext:value-type="date">
            <text:p>3/7/2020 22:39:00</text:p>
          </table:table-cell>
          <table:table-cell table:style-name="ce9" table:formula="of:=[.D13]-TIME(7;0;0)" office:value-type="date" office:date-value="2020-03-08T01:05:00" calcext:value-type="date">
            <text:p>3/8/2020 1:05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17.889" calcext:value-type="float">
            <text:p>2458917.889</text:p>
          </table:table-cell>
          <table:table-cell table:style-name="ce6" office:value-type="date" office:date-value="2020-03-09T06:54:00" calcext:value-type="date">
            <text:p>3/9/2020 6:54:00</text:p>
          </table:table-cell>
          <table:table-cell table:style-name="ce6" office:value-type="date" office:date-value="2020-03-09T09:20:00" calcext:value-type="date">
            <text:p>3/9/2020 9:20:00</text:p>
          </table:table-cell>
          <table:table-cell table:style-name="ce6" office:value-type="date" office:date-value="2020-03-09T11:46:00" calcext:value-type="date">
            <text:p>3/9/2020 11:46:00</text:p>
          </table:table-cell>
          <table:table-cell table:style-name="ce8" table:formula="of:=N([.B15])-N([.B14])" office:value-type="time" office:time-value="PT28H41M00.000000265S" calcext:value-type="time">
            <text:p>28:41:00</text:p>
          </table:table-cell>
          <table:table-cell table:style-name="ce10" table:formula="of:=[.B14]-TIME(6;0;0)" office:value-type="date" office:date-value="2020-03-09T00:54:00" calcext:value-type="date">
            <text:p>3/9/2020 0:54:00</text:p>
          </table:table-cell>
          <table:table-cell table:style-name="ce10" table:formula="of:=[.C14]-TIME(6;0;0)" office:value-type="date" office:date-value="2020-03-09T03:20:00" calcext:value-type="date">
            <text:p>3/9/2020 3:20:00</text:p>
          </table:table-cell>
          <table:table-cell table:style-name="ce10" table:formula="of:=[.D14]-TIME(6;0;0)" office:value-type="date" office:date-value="2020-03-09T05:46:00" calcext:value-type="date">
            <text:p>3/9/2020 5:46:00</text:p>
          </table:table-cell>
          <table:table-cell table:style-name="ce12" office:value-type="string" calcext:value-type="string" table:number-columns-spanned="1" table:number-rows-spanned="16">
            <text:p>MDT</text:p>
            <text:p>UTC-6h</text:p>
          </table:table-cell>
          <table:table-cell table:number-columns-repeated="1015"/>
        </table:table-row>
        <table:table-row table:style-name="ro1">
          <table:table-cell table:style-name="ce3" office:value-type="float" office:value="2458919.085" calcext:value-type="float">
            <text:p>2458919.085</text:p>
          </table:table-cell>
          <table:table-cell table:style-name="ce6" office:value-type="date" office:date-value="2020-03-10T11:35:00" calcext:value-type="date">
            <text:p>3/10/2020 11:35:00</text:p>
          </table:table-cell>
          <table:table-cell table:style-name="ce6" office:value-type="date" office:date-value="2020-03-10T14:01:00" calcext:value-type="date">
            <text:p>3/10/2020 14:01:00</text:p>
          </table:table-cell>
          <table:table-cell table:style-name="ce6" office:value-type="date" office:date-value="2020-03-10T16:28:00" calcext:value-type="date">
            <text:p>3/10/2020 16:28:00</text:p>
          </table:table-cell>
          <table:table-cell table:style-name="ce8" table:formula="of:=N([.B16])-N([.B15])" office:value-type="time" office:time-value="PT28H40M59.999999637S" calcext:value-type="time">
            <text:p>28:41:00</text:p>
          </table:table-cell>
          <table:table-cell table:style-name="ce10" table:formula="of:=[.B15]-TIME(6;0;0)" office:value-type="date" office:date-value="2020-03-10T05:35:00" calcext:value-type="date">
            <text:p>3/10/2020 5:35:00</text:p>
          </table:table-cell>
          <table:table-cell table:style-name="ce10" table:formula="of:=[.C15]-TIME(6;0;0)" office:value-type="date" office:date-value="2020-03-10T08:01:00" calcext:value-type="date">
            <text:p>3/10/2020 8:01:00</text:p>
          </table:table-cell>
          <table:table-cell table:style-name="ce10" table:formula="of:=[.D15]-TIME(6;0;0)" office:value-type="date" office:date-value="2020-03-10T10:28:00" calcext:value-type="date">
            <text:p>3/10/2020 10:28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20.28" calcext:value-type="float">
            <text:p>2458920.28</text:p>
          </table:table-cell>
          <table:table-cell table:style-name="ce6" office:value-type="date" office:date-value="2020-03-11T16:16:00" calcext:value-type="date">
            <text:p>3/11/2020 16:16:00</text:p>
          </table:table-cell>
          <table:table-cell table:style-name="ce6" office:value-type="date" office:date-value="2020-03-11T18:42:00" calcext:value-type="date">
            <text:p>3/11/2020 18:42:00</text:p>
          </table:table-cell>
          <table:table-cell table:style-name="ce6" office:value-type="date" office:date-value="2020-03-11T21:09:00" calcext:value-type="date">
            <text:p>3/11/2020 21:09:00</text:p>
          </table:table-cell>
          <table:table-cell table:style-name="ce8" table:formula="of:=N([.B17])-N([.B16])" office:value-type="time" office:time-value="PT28H41M00.000000265S" calcext:value-type="time">
            <text:p>28:41:00</text:p>
          </table:table-cell>
          <table:table-cell table:style-name="ce10" table:formula="of:=[.B16]-TIME(6;0;0)" office:value-type="date" office:date-value="2020-03-11T10:16:00" calcext:value-type="date">
            <text:p>3/11/2020 10:16:00</text:p>
          </table:table-cell>
          <table:table-cell table:style-name="ce10" table:formula="of:=[.C16]-TIME(6;0;0)" office:value-type="date" office:date-value="2020-03-11T12:42:00" calcext:value-type="date">
            <text:p>3/11/2020 12:42:00</text:p>
          </table:table-cell>
          <table:table-cell table:style-name="ce10" table:formula="of:=[.D16]-TIME(6;0;0)" office:value-type="date" office:date-value="2020-03-11T15:09:00" calcext:value-type="date">
            <text:p>3/11/2020 15:09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21.475" calcext:value-type="float">
            <text:p>2458921.475</text:p>
          </table:table-cell>
          <table:table-cell table:style-name="ce6" office:value-type="date" office:date-value="2020-03-12T20:57:00" calcext:value-type="date">
            <text:p>3/12/2020 20:57:00</text:p>
          </table:table-cell>
          <table:table-cell table:style-name="ce6" office:value-type="date" office:date-value="2020-03-12T23:24:00" calcext:value-type="date">
            <text:p>3/12/2020 23:24:00</text:p>
          </table:table-cell>
          <table:table-cell table:style-name="ce6" office:value-type="date" office:date-value="2020-03-13T01:50:00" calcext:value-type="date">
            <text:p>3/13/2020 1:50:00</text:p>
          </table:table-cell>
          <table:table-cell table:style-name="ce8" table:formula="of:=N([.B18])-N([.B17])" office:value-type="time" office:time-value="PT28H41M00.000000265S" calcext:value-type="time">
            <text:p>28:41:00</text:p>
          </table:table-cell>
          <table:table-cell table:style-name="ce10" table:formula="of:=[.B17]-TIME(6;0;0)" office:value-type="date" office:date-value="2020-03-12T14:57:00" calcext:value-type="date">
            <text:p>3/12/2020 14:57:00</text:p>
          </table:table-cell>
          <table:table-cell table:style-name="ce10" table:formula="of:=[.C17]-TIME(6;0;0)" office:value-type="date" office:date-value="2020-03-12T17:24:00" calcext:value-type="date">
            <text:p>3/12/2020 17:24:00</text:p>
          </table:table-cell>
          <table:table-cell table:style-name="ce10" table:formula="of:=[.D17]-TIME(6;0;0)" office:value-type="date" office:date-value="2020-03-12T19:50:00" calcext:value-type="date">
            <text:p>3/12/2020 19:50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22.67" calcext:value-type="float">
            <text:p>2458922.67</text:p>
          </table:table-cell>
          <table:table-cell table:style-name="ce6" office:value-type="date" office:date-value="2020-03-14T01:38:00" calcext:value-type="date">
            <text:p>3/14/2020 1:38:00</text:p>
          </table:table-cell>
          <table:table-cell table:style-name="ce6" office:value-type="date" office:date-value="2020-03-14T04:05:00" calcext:value-type="date">
            <text:p>3/14/2020 4:05:00</text:p>
          </table:table-cell>
          <table:table-cell table:style-name="ce6" office:value-type="date" office:date-value="2020-03-14T06:31:00" calcext:value-type="date">
            <text:p>3/14/2020 6:31:00</text:p>
          </table:table-cell>
          <table:table-cell table:style-name="ce8" table:formula="of:=N([.B19])-N([.B18])" office:value-type="time" office:time-value="PT28H41M59.999999832S" calcext:value-type="time">
            <text:p>28:42:00</text:p>
          </table:table-cell>
          <table:table-cell table:style-name="ce10" table:formula="of:=[.B18]-TIME(6;0;0)" office:value-type="date" office:date-value="2020-03-13T19:38:00" calcext:value-type="date">
            <text:p>3/13/2020 19:38:00</text:p>
          </table:table-cell>
          <table:table-cell table:style-name="ce10" table:formula="of:=[.C18]-TIME(6;0;0)" office:value-type="date" office:date-value="2020-03-13T22:05:00" calcext:value-type="date">
            <text:p>3/13/2020 22:05:00</text:p>
          </table:table-cell>
          <table:table-cell table:style-name="ce10" table:formula="of:=[.D18]-TIME(6;0;0)" office:value-type="date" office:date-value="2020-03-14T00:31:00" calcext:value-type="date">
            <text:p>3/14/2020 0:31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23.866" calcext:value-type="float">
            <text:p>2458923.866</text:p>
          </table:table-cell>
          <table:table-cell table:style-name="ce6" office:value-type="date" office:date-value="2020-03-15T06:20:00" calcext:value-type="date">
            <text:p>3/15/2020 6:20:00</text:p>
          </table:table-cell>
          <table:table-cell table:style-name="ce6" office:value-type="date" office:date-value="2020-03-15T08:46:00" calcext:value-type="date">
            <text:p>3/15/2020 8:46:00</text:p>
          </table:table-cell>
          <table:table-cell table:style-name="ce6" office:value-type="date" office:date-value="2020-03-15T11:12:00" calcext:value-type="date">
            <text:p>3/15/2020 11:12:00</text:p>
          </table:table-cell>
          <table:table-cell table:style-name="ce8" table:formula="of:=N([.B20])-N([.B19])" office:value-type="time" office:time-value="PT28H40M59.999999637S" calcext:value-type="time">
            <text:p>28:41:00</text:p>
          </table:table-cell>
          <table:table-cell table:style-name="ce10" table:formula="of:=[.B19]-TIME(6;0;0)" office:value-type="date" office:date-value="2020-03-15T00:20:00" calcext:value-type="date">
            <text:p>3/15/2020 0:20:00</text:p>
          </table:table-cell>
          <table:table-cell table:style-name="ce10" table:formula="of:=[.C19]-TIME(6;0;0)" office:value-type="date" office:date-value="2020-03-15T02:46:00" calcext:value-type="date">
            <text:p>3/15/2020 2:46:00</text:p>
          </table:table-cell>
          <table:table-cell table:style-name="ce10" table:formula="of:=[.D19]-TIME(6;0;0)" office:value-type="date" office:date-value="2020-03-15T05:12:00" calcext:value-type="date">
            <text:p>3/15/2020 5:12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25.061" calcext:value-type="float">
            <text:p>2458925.061</text:p>
          </table:table-cell>
          <table:table-cell table:style-name="ce6" office:value-type="date" office:date-value="2020-03-16T11:01:00" calcext:value-type="date">
            <text:p>3/16/2020 11:01:00</text:p>
          </table:table-cell>
          <table:table-cell table:style-name="ce6" office:value-type="date" office:date-value="2020-03-16T13:27:00" calcext:value-type="date">
            <text:p>3/16/2020 13:27:00</text:p>
          </table:table-cell>
          <table:table-cell table:style-name="ce6" office:value-type="date" office:date-value="2020-03-16T15:53:00" calcext:value-type="date">
            <text:p>3/16/2020 15:53:00</text:p>
          </table:table-cell>
          <table:table-cell table:style-name="ce8" table:formula="of:=N([.B21])-N([.B20])" office:value-type="time" office:time-value="PT28H41M00.000000265S" calcext:value-type="time">
            <text:p>28:41:00</text:p>
          </table:table-cell>
          <table:table-cell table:style-name="ce10" table:formula="of:=[.B20]-TIME(6;0;0)" office:value-type="date" office:date-value="2020-03-16T05:01:00" calcext:value-type="date">
            <text:p>3/16/2020 5:01:00</text:p>
          </table:table-cell>
          <table:table-cell table:style-name="ce10" table:formula="of:=[.C20]-TIME(6;0;0)" office:value-type="date" office:date-value="2020-03-16T07:27:00" calcext:value-type="date">
            <text:p>3/16/2020 7:27:00</text:p>
          </table:table-cell>
          <table:table-cell table:style-name="ce10" table:formula="of:=[.D20]-TIME(6;0;0)" office:value-type="date" office:date-value="2020-03-16T09:53:00" calcext:value-type="date">
            <text:p>3/16/2020 9:53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26.256" calcext:value-type="float">
            <text:p>2458926.256</text:p>
          </table:table-cell>
          <table:table-cell table:style-name="ce6" office:value-type="date" office:date-value="2020-03-17T15:42:00" calcext:value-type="date">
            <text:p>3/17/2020 15:42:00</text:p>
          </table:table-cell>
          <table:table-cell table:style-name="ce6" office:value-type="date" office:date-value="2020-03-17T18:08:00" calcext:value-type="date">
            <text:p>3/17/2020 18:08:00</text:p>
          </table:table-cell>
          <table:table-cell table:style-name="ce6" office:value-type="date" office:date-value="2020-03-17T20:35:00" calcext:value-type="date">
            <text:p>3/17/2020 20:35:00</text:p>
          </table:table-cell>
          <table:table-cell table:style-name="ce8" table:formula="of:=N([.B22])-N([.B21])" office:value-type="time" office:time-value="PT28H41M00.000000265S" calcext:value-type="time">
            <text:p>28:41:00</text:p>
          </table:table-cell>
          <table:table-cell table:style-name="ce10" table:formula="of:=[.B21]-TIME(6;0;0)" office:value-type="date" office:date-value="2020-03-17T09:42:00" calcext:value-type="date">
            <text:p>3/17/2020 9:42:00</text:p>
          </table:table-cell>
          <table:table-cell table:style-name="ce10" table:formula="of:=[.C21]-TIME(6;0;0)" office:value-type="date" office:date-value="2020-03-17T12:08:00" calcext:value-type="date">
            <text:p>3/17/2020 12:08:00</text:p>
          </table:table-cell>
          <table:table-cell table:style-name="ce10" table:formula="of:=[.D21]-TIME(6;0;0)" office:value-type="date" office:date-value="2020-03-17T14:35:00" calcext:value-type="date">
            <text:p>3/17/2020 14:35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27.451" calcext:value-type="float">
            <text:p>2458927.451</text:p>
          </table:table-cell>
          <table:table-cell table:style-name="ce6" office:value-type="date" office:date-value="2020-03-18T20:23:00" calcext:value-type="date">
            <text:p>3/18/2020 20:23:00</text:p>
          </table:table-cell>
          <table:table-cell table:style-name="ce6" office:value-type="date" office:date-value="2020-03-18T22:49:00" calcext:value-type="date">
            <text:p>3/18/2020 22:49:00</text:p>
          </table:table-cell>
          <table:table-cell table:style-name="ce6" office:value-type="date" office:date-value="2020-03-19T01:16:00" calcext:value-type="date">
            <text:p>3/19/2020 1:16:00</text:p>
          </table:table-cell>
          <table:table-cell table:style-name="ce8" table:formula="of:=N([.B23])-N([.B22])" office:value-type="time" office:time-value="PT28H40M59.999999637S" calcext:value-type="time">
            <text:p>28:41:00</text:p>
          </table:table-cell>
          <table:table-cell table:style-name="ce10" table:formula="of:=[.B22]-TIME(6;0;0)" office:value-type="date" office:date-value="2020-03-18T14:23:00" calcext:value-type="date">
            <text:p>3/18/2020 14:23:00</text:p>
          </table:table-cell>
          <table:table-cell table:style-name="ce10" table:formula="of:=[.C22]-TIME(6;0;0)" office:value-type="date" office:date-value="2020-03-18T16:49:00" calcext:value-type="date">
            <text:p>3/18/2020 16:49:00</text:p>
          </table:table-cell>
          <table:table-cell table:style-name="ce10" table:formula="of:=[.D22]-TIME(6;0;0)" office:value-type="date" office:date-value="2020-03-18T19:16:00" calcext:value-type="date">
            <text:p>3/18/2020 19:16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28.647" calcext:value-type="float">
            <text:p>2458928.647</text:p>
          </table:table-cell>
          <table:table-cell table:style-name="ce6" office:value-type="date" office:date-value="2020-03-20T01:04:00" calcext:value-type="date">
            <text:p>3/20/2020 1:04:00</text:p>
          </table:table-cell>
          <table:table-cell table:style-name="ce6" office:value-type="date" office:date-value="2020-03-20T03:31:00" calcext:value-type="date">
            <text:p>3/20/2020 3:31:00</text:p>
          </table:table-cell>
          <table:table-cell table:style-name="ce6" office:value-type="date" office:date-value="2020-03-20T05:57:00" calcext:value-type="date">
            <text:p>3/20/2020 5:57:00</text:p>
          </table:table-cell>
          <table:table-cell table:style-name="ce8" table:formula="of:=N([.B24])-N([.B23])" office:value-type="time" office:time-value="PT28H41M00.000000265S" calcext:value-type="time">
            <text:p>28:41:00</text:p>
          </table:table-cell>
          <table:table-cell table:style-name="ce10" table:formula="of:=[.B23]-TIME(6;0;0)" office:value-type="date" office:date-value="2020-03-19T19:04:00" calcext:value-type="date">
            <text:p>3/19/2020 19:04:00</text:p>
          </table:table-cell>
          <table:table-cell table:style-name="ce10" table:formula="of:=[.C23]-TIME(6;0;0)" office:value-type="date" office:date-value="2020-03-19T21:31:00" calcext:value-type="date">
            <text:p>3/19/2020 21:31:00</text:p>
          </table:table-cell>
          <table:table-cell table:style-name="ce10" table:formula="of:=[.D23]-TIME(6;0;0)" office:value-type="date" office:date-value="2020-03-19T23:57:00" calcext:value-type="date">
            <text:p>3/19/2020 23:57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29.842" calcext:value-type="float">
            <text:p>2458929.842</text:p>
          </table:table-cell>
          <table:table-cell table:style-name="ce6" office:value-type="date" office:date-value="2020-03-21T05:45:00" calcext:value-type="date">
            <text:p>3/21/2020 5:45:00</text:p>
          </table:table-cell>
          <table:table-cell table:style-name="ce6" office:value-type="date" office:date-value="2020-03-21T08:12:00" calcext:value-type="date">
            <text:p>3/21/2020 8:12:00</text:p>
          </table:table-cell>
          <table:table-cell table:style-name="ce6" office:value-type="date" office:date-value="2020-03-21T10:38:00" calcext:value-type="date">
            <text:p>3/21/2020 10:38:00</text:p>
          </table:table-cell>
          <table:table-cell table:style-name="ce8" table:formula="of:=N([.B25])-N([.B24])" office:value-type="time" office:time-value="PT28H41M59.999999832S" calcext:value-type="time">
            <text:p>28:42:00</text:p>
          </table:table-cell>
          <table:table-cell table:style-name="ce10" table:formula="of:=[.B24]-TIME(6;0;0)" office:value-type="date" office:date-value="2020-03-20T23:45:00" calcext:value-type="date">
            <text:p>3/20/2020 23:45:00</text:p>
          </table:table-cell>
          <table:table-cell table:style-name="ce10" table:formula="of:=[.C24]-TIME(6;0;0)" office:value-type="date" office:date-value="2020-03-21T02:12:00" calcext:value-type="date">
            <text:p>3/21/2020 2:12:00</text:p>
          </table:table-cell>
          <table:table-cell table:style-name="ce10" table:formula="of:=[.D24]-TIME(6;0;0)" office:value-type="date" office:date-value="2020-03-21T04:38:00" calcext:value-type="date">
            <text:p>3/21/2020 4:38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31.037" calcext:value-type="float">
            <text:p>2458931.037</text:p>
          </table:table-cell>
          <table:table-cell table:style-name="ce6" office:value-type="date" office:date-value="2020-03-22T10:27:00" calcext:value-type="date">
            <text:p>3/22/2020 10:27:00</text:p>
          </table:table-cell>
          <table:table-cell table:style-name="ce6" office:value-type="date" office:date-value="2020-03-22T12:53:00" calcext:value-type="date">
            <text:p>3/22/2020 12:53:00</text:p>
          </table:table-cell>
          <table:table-cell table:style-name="ce6" office:value-type="date" office:date-value="2020-03-22T15:19:00" calcext:value-type="date">
            <text:p>3/22/2020 15:19:00</text:p>
          </table:table-cell>
          <table:table-cell table:style-name="ce8" table:formula="of:=N([.B26])-N([.B25])" office:value-type="time" office:time-value="PT28H41M00.000000265S" calcext:value-type="time">
            <text:p>28:41:00</text:p>
          </table:table-cell>
          <table:table-cell table:style-name="ce10" table:formula="of:=[.B25]-TIME(6;0;0)" office:value-type="date" office:date-value="2020-03-22T04:27:00" calcext:value-type="date">
            <text:p>3/22/2020 4:27:00</text:p>
          </table:table-cell>
          <table:table-cell table:style-name="ce10" table:formula="of:=[.C25]-TIME(6;0;0)" office:value-type="date" office:date-value="2020-03-22T06:53:00" calcext:value-type="date">
            <text:p>3/22/2020 6:53:00</text:p>
          </table:table-cell>
          <table:table-cell table:style-name="ce10" table:formula="of:=[.D25]-TIME(6;0;0)" office:value-type="date" office:date-value="2020-03-22T09:19:00" calcext:value-type="date">
            <text:p>3/22/2020 9:19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32.232" calcext:value-type="float">
            <text:p>2458932.232</text:p>
          </table:table-cell>
          <table:table-cell table:style-name="ce6" office:value-type="date" office:date-value="2020-03-23T15:08:00" calcext:value-type="date">
            <text:p>3/23/2020 15:08:00</text:p>
          </table:table-cell>
          <table:table-cell table:style-name="ce6" office:value-type="date" office:date-value="2020-03-23T17:34:00" calcext:value-type="date">
            <text:p>3/23/2020 17:34:00</text:p>
          </table:table-cell>
          <table:table-cell table:style-name="ce6" office:value-type="date" office:date-value="2020-03-23T20:00:00" calcext:value-type="date">
            <text:p>3/23/2020 20:00:00</text:p>
          </table:table-cell>
          <table:table-cell table:style-name="ce8" table:formula="of:=N([.B27])-N([.B26])" office:value-type="time" office:time-value="PT28H40M59.999999637S" calcext:value-type="time">
            <text:p>28:41:00</text:p>
          </table:table-cell>
          <table:table-cell table:style-name="ce10" table:formula="of:=[.B26]-TIME(6;0;0)" office:value-type="date" office:date-value="2020-03-23T09:08:00" calcext:value-type="date">
            <text:p>3/23/2020 9:08:00</text:p>
          </table:table-cell>
          <table:table-cell table:style-name="ce10" table:formula="of:=[.C26]-TIME(6;0;0)" office:value-type="date" office:date-value="2020-03-23T11:34:00" calcext:value-type="date">
            <text:p>3/23/2020 11:34:00</text:p>
          </table:table-cell>
          <table:table-cell table:style-name="ce10" table:formula="of:=[.D26]-TIME(6;0;0)" office:value-type="date" office:date-value="2020-03-23T14:00:00" calcext:value-type="date">
            <text:p>3/23/2020 14:00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33.428" calcext:value-type="float">
            <text:p>2458933.428</text:p>
          </table:table-cell>
          <table:table-cell table:style-name="ce6" office:value-type="date" office:date-value="2020-03-24T19:49:00" calcext:value-type="date">
            <text:p>3/24/2020 19:49:00</text:p>
          </table:table-cell>
          <table:table-cell table:style-name="ce6" office:value-type="date" office:date-value="2020-03-24T22:15:00" calcext:value-type="date">
            <text:p>3/24/2020 22:15:00</text:p>
          </table:table-cell>
          <table:table-cell table:style-name="ce6" office:value-type="date" office:date-value="2020-03-25T00:42:00" calcext:value-type="date">
            <text:p>3/25/2020 0:42:00</text:p>
          </table:table-cell>
          <table:table-cell table:style-name="ce8" table:formula="of:=N([.B28])-N([.B27])" office:value-type="time" office:time-value="PT28H41M00.000000265S" calcext:value-type="time">
            <text:p>28:41:00</text:p>
          </table:table-cell>
          <table:table-cell table:style-name="ce10" table:formula="of:=[.B27]-TIME(6;0;0)" office:value-type="date" office:date-value="2020-03-24T13:49:00" calcext:value-type="date">
            <text:p>3/24/2020 13:49:00</text:p>
          </table:table-cell>
          <table:table-cell table:style-name="ce10" table:formula="of:=[.C27]-TIME(6;0;0)" office:value-type="date" office:date-value="2020-03-24T16:15:00" calcext:value-type="date">
            <text:p>3/24/2020 16:15:00</text:p>
          </table:table-cell>
          <table:table-cell table:style-name="ce10" table:formula="of:=[.D27]-TIME(6;0;0)" office:value-type="date" office:date-value="2020-03-24T18:42:00" calcext:value-type="date">
            <text:p>3/24/2020 18:42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34.623" calcext:value-type="float">
            <text:p>2458934.623</text:p>
          </table:table-cell>
          <table:table-cell table:style-name="ce6" office:value-type="date" office:date-value="2020-03-26T00:30:00" calcext:value-type="date">
            <text:p>3/26/2020 0:30:00</text:p>
          </table:table-cell>
          <table:table-cell table:style-name="ce6" office:value-type="date" office:date-value="2020-03-26T02:56:00" calcext:value-type="date">
            <text:p>3/26/2020 2:56:00</text:p>
          </table:table-cell>
          <table:table-cell table:style-name="ce6" office:value-type="date" office:date-value="2020-03-26T05:23:00" calcext:value-type="date">
            <text:p>3/26/2020 5:23:00</text:p>
          </table:table-cell>
          <table:table-cell table:style-name="ce8" table:formula="of:=N([.B29])-N([.B28])" office:value-type="time" office:time-value="PT28H40M59.999999637S" calcext:value-type="time">
            <text:p>28:41:00</text:p>
          </table:table-cell>
          <table:table-cell table:style-name="ce10" table:formula="of:=[.B28]-TIME(6;0;0)" office:value-type="date" office:date-value="2020-03-25T18:30:00" calcext:value-type="date">
            <text:p>3/25/2020 18:30:00</text:p>
          </table:table-cell>
          <table:table-cell table:style-name="ce10" table:formula="of:=[.C28]-TIME(6;0;0)" office:value-type="date" office:date-value="2020-03-25T20:56:00" calcext:value-type="date">
            <text:p>3/25/2020 20:56:00</text:p>
          </table:table-cell>
          <table:table-cell table:style-name="ce10" table:formula="of:=[.D28]-TIME(6;0;0)" office:value-type="date" office:date-value="2020-03-25T23:23:00" calcext:value-type="date">
            <text:p>3/25/2020 23:23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35.818" calcext:value-type="float">
            <text:p>2458935.818</text:p>
          </table:table-cell>
          <table:table-cell table:style-name="ce6" office:value-type="date" office:date-value="2020-03-27T05:11:00" calcext:value-type="date">
            <text:p>3/27/2020 5:11:00</text:p>
          </table:table-cell>
          <table:table-cell table:style-name="ce6" office:value-type="date" office:date-value="2020-03-27T07:38:00" calcext:value-type="date">
            <text:p>3/27/2020 7:38:00</text:p>
          </table:table-cell>
          <table:table-cell table:style-name="ce6" office:value-type="date" office:date-value="2020-03-27T10:04:00" calcext:value-type="date">
            <text:p>3/27/2020 10:04:00</text:p>
          </table:table-cell>
          <table:table-cell table:style-name="ce8" table:formula="of:=N([.B30])-N([.B29])" office:value-type="time" office:time-value="PT28H41M00.000000265S" calcext:value-type="time">
            <text:p>28:41:00</text:p>
          </table:table-cell>
          <table:table-cell table:style-name="ce10" table:formula="of:=[.B29]-TIME(6;0;0)" office:value-type="date" office:date-value="2020-03-26T23:11:00" calcext:value-type="date">
            <text:p>3/26/2020 23:11:00</text:p>
          </table:table-cell>
          <table:table-cell table:style-name="ce10" table:formula="of:=[.C29]-TIME(6;0;0)" office:value-type="date" office:date-value="2020-03-27T01:38:00" calcext:value-type="date">
            <text:p>3/27/2020 1:38:00</text:p>
          </table:table-cell>
          <table:table-cell table:style-name="ce10" table:formula="of:=[.D29]-TIME(6;0;0)" office:value-type="date" office:date-value="2020-03-27T04:04:00" calcext:value-type="date">
            <text:p>3/27/2020 4:04:00</text:p>
          </table:table-cell>
          <table:covered-table-cell/>
          <table:table-cell table:number-columns-repeated="1015"/>
        </table:table-row>
        <table:table-row table:style-name="ro1">
          <table:table-cell table:style-name="ce3" office:value-type="float" office:value="2458937.013" calcext:value-type="float">
            <text:p>2458937.013</text:p>
          </table:table-cell>
          <table:table-cell table:style-name="ce6" office:value-type="date" office:date-value="2020-03-28T09:52:00" calcext:value-type="date">
            <text:p>3/28/2020 9:52:00</text:p>
          </table:table-cell>
          <table:table-cell table:style-name="ce6" office:value-type="date" office:date-value="2020-03-28T12:19:00" calcext:value-type="date">
            <text:p>3/28/2020 12:19:00</text:p>
          </table:table-cell>
          <table:table-cell table:style-name="ce6" office:value-type="date" office:date-value="2020-03-28T14:45:00" calcext:value-type="date">
            <text:p>3/28/2020 14:45:00</text:p>
          </table:table-cell>
          <table:table-cell table:style-name="ce8" table:formula="of:=N([.B31])-N([.B30])" office:value-type="time" office:time-value="PT28H41M59.999999832S" calcext:value-type="time">
            <text:p>28:42:00</text:p>
          </table:table-cell>
          <table:table-cell table:style-name="ce10" table:formula="of:=[.B30]-TIME(6;0;0)" office:value-type="date" office:date-value="2020-03-28T03:52:00" calcext:value-type="date">
            <text:p>3/28/2020 3:52:00</text:p>
          </table:table-cell>
          <table:table-cell table:style-name="ce10" table:formula="of:=[.C30]-TIME(6;0;0)" office:value-type="date" office:date-value="2020-03-28T06:19:00" calcext:value-type="date">
            <text:p>3/28/2020 6:19:00</text:p>
          </table:table-cell>
          <table:table-cell table:style-name="ce10" table:formula="of:=[.D30]-TIME(6;0;0)" office:value-type="date" office:date-value="2020-03-28T08:45:00" calcext:value-type="date">
            <text:p>3/28/2020 8:45:00</text:p>
          </table:table-cell>
          <table:table-cell table:number-columns-repeated="1016"/>
        </table:table-row>
        <table:table-row table:style-name="ro1">
          <table:table-cell table:style-name="ce3" office:value-type="float" office:value="2458938.209" calcext:value-type="float">
            <text:p>2458938.209</text:p>
          </table:table-cell>
          <table:table-cell table:style-name="ce6" office:value-type="date" office:date-value="2020-03-29T14:34:00" calcext:value-type="date">
            <text:p>3/29/2020 14:34:00</text:p>
          </table:table-cell>
          <table:table-cell table:style-name="ce6" office:value-type="date" office:date-value="2020-03-29T17:00:00" calcext:value-type="date">
            <text:p>3/29/2020 17:00:00</text:p>
          </table:table-cell>
          <table:table-cell table:style-name="ce6" office:value-type="date" office:date-value="2020-03-29T19:26:00" calcext:value-type="date">
            <text:p>3/29/2020 19:26:00</text:p>
          </table:table-cell>
          <table:table-cell table:style-name="ce8" table:formula="of:=N([.B32])-N([.B31])" office:value-type="time" office:time-value="PT28H41M00.000000265S" calcext:value-type="time">
            <text:p>28:41:00</text:p>
          </table:table-cell>
          <table:table-cell table:style-name="ce10" table:formula="of:=[.B31]-TIME(6;0;0)" office:value-type="date" office:date-value="2020-03-29T08:34:00" calcext:value-type="date">
            <text:p>3/29/2020 8:34:00</text:p>
          </table:table-cell>
          <table:table-cell table:style-name="ce10" table:formula="of:=[.C31]-TIME(6;0;0)" office:value-type="date" office:date-value="2020-03-29T11:00:00" calcext:value-type="date">
            <text:p>3/29/2020 11:00:00</text:p>
          </table:table-cell>
          <table:table-cell table:style-name="ce10" table:formula="of:=[.D31]-TIME(6;0;0)" office:value-type="date" office:date-value="2020-03-29T13:26:00" calcext:value-type="date">
            <text:p>3/29/2020 13:26:00</text:p>
          </table:table-cell>
          <table:table-cell table:number-columns-repeated="1016"/>
        </table:table-row>
        <table:table-row table:style-name="ro1">
          <table:table-cell table:style-name="ce3" office:value-type="float" office:value="2458939.404" calcext:value-type="float">
            <text:p>2458939.404</text:p>
          </table:table-cell>
          <table:table-cell table:style-name="ce6" office:value-type="date" office:date-value="2020-03-30T19:15:00" calcext:value-type="date">
            <text:p>3/30/2020 19:15:00</text:p>
          </table:table-cell>
          <table:table-cell table:style-name="ce6" office:value-type="date" office:date-value="2020-03-30T21:41:00" calcext:value-type="date">
            <text:p>3/30/2020 21:41:00</text:p>
          </table:table-cell>
          <table:table-cell table:style-name="ce6" office:value-type="date" office:date-value="2020-03-31T00:07:00" calcext:value-type="date">
            <text:p>3/31/2020 0:07:00</text:p>
          </table:table-cell>
          <table:table-cell table:style-name="ce8" table:formula="of:=N([.B33])-N([.B32])" office:value-type="time" office:time-value="PT28H40M59.999999637S" calcext:value-type="time">
            <text:p>28:41:00</text:p>
          </table:table-cell>
          <table:table-cell table:style-name="ce10" table:formula="of:=[.B32]-TIME(6;0;0)" office:value-type="date" office:date-value="2020-03-30T13:15:00" calcext:value-type="date">
            <text:p>3/30/2020 13:15:00</text:p>
          </table:table-cell>
          <table:table-cell table:style-name="ce10" table:formula="of:=[.C32]-TIME(6;0;0)" office:value-type="date" office:date-value="2020-03-30T15:41:00" calcext:value-type="date">
            <text:p>3/30/2020 15:41:00</text:p>
          </table:table-cell>
          <table:table-cell table:style-name="ce10" table:formula="of:=[.D32]-TIME(6;0;0)" office:value-type="date" office:date-value="2020-03-30T18:07:00" calcext:value-type="date">
            <text:p>3/30/2020 18:07:00</text:p>
          </table:table-cell>
          <table:table-cell table:number-columns-repeated="1016"/>
        </table:table-row>
        <table:table-row table:style-name="ro1">
          <table:table-cell table:style-name="ce3" office:value-type="float" office:value="2458940.599" calcext:value-type="float">
            <text:p>2458940.599</text:p>
          </table:table-cell>
          <table:table-cell table:style-name="ce6" office:value-type="date" office:date-value="2020-03-31T23:56:00" calcext:value-type="date">
            <text:p>3/31/2020 23:56:00</text:p>
          </table:table-cell>
          <table:table-cell table:style-name="ce6" office:value-type="date" office:date-value="2020-04-01T02:22:00" calcext:value-type="date">
            <text:p>4/1/2020 2:22:00</text:p>
          </table:table-cell>
          <table:table-cell table:style-name="ce6" office:value-type="date" office:date-value="2020-04-01T04:49:00" calcext:value-type="date">
            <text:p>4/1/2020 4:49:00</text:p>
          </table:table-cell>
          <table:table-cell table:style-name="ce8" table:formula="of:=N([.B34])-N([.B33])" office:value-type="time" office:time-value="PT28H41M00.000000265S" calcext:value-type="time">
            <text:p>28:41:00</text:p>
          </table:table-cell>
          <table:table-cell table:style-name="ce10" table:formula="of:=[.B33]-TIME(6;0;0)" office:value-type="date" office:date-value="2020-03-31T17:56:00" calcext:value-type="date">
            <text:p>3/31/2020 17:56:00</text:p>
          </table:table-cell>
          <table:table-cell table:style-name="ce10" table:formula="of:=[.C33]-TIME(6;0;0)" office:value-type="date" office:date-value="2020-03-31T20:22:00" calcext:value-type="date">
            <text:p>3/31/2020 20:22:00</text:p>
          </table:table-cell>
          <table:table-cell table:style-name="ce10" table:formula="of:=[.D33]-TIME(6;0;0)" office:value-type="date" office:date-value="2020-03-31T22:49:00" calcext:value-type="date">
            <text:p>3/31/2020 22:49:00</text:p>
          </table:table-cell>
          <table:table-cell table:number-columns-repeated="1016"/>
        </table:table-row>
        <table:table-row table:style-name="ro1">
          <table:table-cell table:style-name="ce3" office:value-type="float" office:value="2458941.794" calcext:value-type="float">
            <text:p>2458941.794</text:p>
          </table:table-cell>
          <table:table-cell table:style-name="ce6" office:value-type="date" office:date-value="2020-04-02T04:37:00" calcext:value-type="date">
            <text:p>4/2/2020 4:37:00</text:p>
          </table:table-cell>
          <table:table-cell table:style-name="ce6" office:value-type="date" office:date-value="2020-04-02T07:03:00" calcext:value-type="date">
            <text:p>4/2/2020 7:03:00</text:p>
          </table:table-cell>
          <table:table-cell table:style-name="ce6" office:value-type="date" office:date-value="2020-04-02T09:30:00" calcext:value-type="date">
            <text:p>4/2/2020 9:30:00</text:p>
          </table:table-cell>
          <table:table-cell table:style-name="ce8" table:formula="of:=N([.B35])-N([.B34])" office:value-type="time" office:time-value="PT28H40M59.999999637S" calcext:value-type="time">
            <text:p>28:41:00</text:p>
          </table:table-cell>
          <table:table-cell table:style-name="ce10" table:formula="of:=[.B34]-TIME(6;0;0)" office:value-type="date" office:date-value="2020-04-01T22:37:00" calcext:value-type="date">
            <text:p>4/1/2020 22:37:00</text:p>
          </table:table-cell>
          <table:table-cell table:style-name="ce10" table:formula="of:=[.C34]-TIME(6;0;0)" office:value-type="date" office:date-value="2020-04-02T01:03:00" calcext:value-type="date">
            <text:p>4/2/2020 1:03:00</text:p>
          </table:table-cell>
          <table:table-cell table:style-name="ce10" table:formula="of:=[.D34]-TIME(6;0;0)" office:value-type="date" office:date-value="2020-04-02T03:30:00" calcext:value-type="date">
            <text:p>4/2/2020 3:30:00</text:p>
          </table:table-cell>
          <table:table-cell table:number-columns-repeated="1016"/>
        </table:table-row>
        <table:table-row table:style-name="ro1">
          <table:table-cell table:style-name="ce3" office:value-type="float" office:value="2458942.99" calcext:value-type="float">
            <text:p>2458942.99</text:p>
          </table:table-cell>
          <table:table-cell table:style-name="ce6" office:value-type="date" office:date-value="2020-04-03T09:18:00" calcext:value-type="date">
            <text:p>4/3/2020 9:18:00</text:p>
          </table:table-cell>
          <table:table-cell table:style-name="ce6" office:value-type="date" office:date-value="2020-04-03T11:45:00" calcext:value-type="date">
            <text:p>4/3/2020 11:45:00</text:p>
          </table:table-cell>
          <table:table-cell table:style-name="ce6" office:value-type="date" office:date-value="2020-04-03T14:11:00" calcext:value-type="date">
            <text:p>4/3/2020 14:11:00</text:p>
          </table:table-cell>
          <table:table-cell table:style-name="ce8" table:formula="of:=N([.B36])-N([.B35])" office:value-type="time" office:time-value="PT28H41M00.000000265S" calcext:value-type="time">
            <text:p>28:41:00</text:p>
          </table:table-cell>
          <table:table-cell table:style-name="ce10" table:formula="of:=[.B35]-TIME(6;0;0)" office:value-type="date" office:date-value="2020-04-03T03:18:00" calcext:value-type="date">
            <text:p>4/3/2020 3:18:00</text:p>
          </table:table-cell>
          <table:table-cell table:style-name="ce10" table:formula="of:=[.C35]-TIME(6;0;0)" office:value-type="date" office:date-value="2020-04-03T05:45:00" calcext:value-type="date">
            <text:p>4/3/2020 5:45:00</text:p>
          </table:table-cell>
          <table:table-cell table:style-name="ce10" table:formula="of:=[.D35]-TIME(6;0;0)" office:value-type="date" office:date-value="2020-04-03T08:11:00" calcext:value-type="date">
            <text:p>4/3/2020 8:11:00</text:p>
          </table:table-cell>
          <table:table-cell table:number-columns-repeated="1016"/>
        </table:table-row>
        <table:table-row table:style-name="ro1">
          <table:table-cell table:style-name="ce3" office:value-type="float" office:value="2458944.185" calcext:value-type="float">
            <text:p>2458944.185</text:p>
          </table:table-cell>
          <table:table-cell table:style-name="ce6" office:value-type="date" office:date-value="2020-04-04T13:59:00" calcext:value-type="date">
            <text:p>4/4/2020 13:59:00</text:p>
          </table:table-cell>
          <table:table-cell table:style-name="ce6" office:value-type="date" office:date-value="2020-04-04T16:26:00" calcext:value-type="date">
            <text:p>4/4/2020 16:26:00</text:p>
          </table:table-cell>
          <table:table-cell table:style-name="ce6" office:value-type="date" office:date-value="2020-04-04T18:52:00" calcext:value-type="date">
            <text:p>4/4/2020 18:52:00</text:p>
          </table:table-cell>
          <table:table-cell table:style-name="ce8" table:formula="of:=N([.B37])-N([.B36])" office:value-type="time" office:time-value="PT28H41M59.999999832S" calcext:value-type="time">
            <text:p>28:42:00</text:p>
          </table:table-cell>
          <table:table-cell table:style-name="ce10" table:formula="of:=[.B36]-TIME(6;0;0)" office:value-type="date" office:date-value="2020-04-04T07:59:00" calcext:value-type="date">
            <text:p>4/4/2020 7:59:00</text:p>
          </table:table-cell>
          <table:table-cell table:style-name="ce10" table:formula="of:=[.C36]-TIME(6;0;0)" office:value-type="date" office:date-value="2020-04-04T10:26:00" calcext:value-type="date">
            <text:p>4/4/2020 10:26:00</text:p>
          </table:table-cell>
          <table:table-cell table:style-name="ce10" table:formula="of:=[.D36]-TIME(6;0;0)" office:value-type="date" office:date-value="2020-04-04T12:52:00" calcext:value-type="date">
            <text:p>4/4/2020 12:52:00</text:p>
          </table:table-cell>
          <table:table-cell table:number-columns-repeated="1016"/>
        </table:table-row>
        <table:table-row table:style-name="ro1">
          <table:table-cell table:style-name="ce3" office:value-type="float" office:value="2458945.38" calcext:value-type="float">
            <text:p>2458945.38</text:p>
          </table:table-cell>
          <table:table-cell table:style-name="ce6" office:value-type="date" office:date-value="2020-04-05T18:41:00" calcext:value-type="date">
            <text:p>4/5/2020 18:41:00</text:p>
          </table:table-cell>
          <table:table-cell table:style-name="ce6" office:value-type="date" office:date-value="2020-04-05T21:07:00" calcext:value-type="date">
            <text:p>4/5/2020 21:07:00</text:p>
          </table:table-cell>
          <table:table-cell table:style-name="ce6" office:value-type="date" office:date-value="2020-04-05T23:33:00" calcext:value-type="date">
            <text:p>4/5/2020 23:33:00</text:p>
          </table:table-cell>
          <table:table-cell table:style-name="ce8" table:formula="of:=N([.B38])-N([.B37])" office:value-type="time" office:time-value="PT28H41M00.000000265S" calcext:value-type="time">
            <text:p>28:41:00</text:p>
          </table:table-cell>
          <table:table-cell table:style-name="ce10" table:formula="of:=[.B37]-TIME(6;0;0)" office:value-type="date" office:date-value="2020-04-05T12:41:00" calcext:value-type="date">
            <text:p>4/5/2020 12:41:00</text:p>
          </table:table-cell>
          <table:table-cell table:style-name="ce10" table:formula="of:=[.C37]-TIME(6;0;0)" office:value-type="date" office:date-value="2020-04-05T15:07:00" calcext:value-type="date">
            <text:p>4/5/2020 15:07:00</text:p>
          </table:table-cell>
          <table:table-cell table:style-name="ce10" table:formula="of:=[.D37]-TIME(6;0;0)" office:value-type="date" office:date-value="2020-04-05T17:33:00" calcext:value-type="date">
            <text:p>4/5/2020 17:33:00</text:p>
          </table:table-cell>
          <table:table-cell table:number-columns-repeated="1016"/>
        </table:table-row>
        <table:table-row table:style-name="ro1">
          <table:table-cell table:style-name="ce3" office:value-type="float" office:value="2458946.575" calcext:value-type="float">
            <text:p>2458946.575</text:p>
          </table:table-cell>
          <table:table-cell table:style-name="ce6" office:value-type="date" office:date-value="2020-04-06T23:22:00" calcext:value-type="date">
            <text:p>4/6/2020 23:22:00</text:p>
          </table:table-cell>
          <table:table-cell table:style-name="ce6" office:value-type="date" office:date-value="2020-04-07T01:48:00" calcext:value-type="date">
            <text:p>4/7/2020 1:48:00</text:p>
          </table:table-cell>
          <table:table-cell table:style-name="ce6" office:value-type="date" office:date-value="2020-04-07T04:14:00" calcext:value-type="date">
            <text:p>4/7/2020 4:14:00</text:p>
          </table:table-cell>
          <table:table-cell table:style-name="ce8" table:formula="of:=N([.B39])-N([.B38])" office:value-type="time" office:time-value="PT28H40M59.999999637S" calcext:value-type="time">
            <text:p>28:41:00</text:p>
          </table:table-cell>
          <table:table-cell table:style-name="ce10" table:formula="of:=[.B38]-TIME(6;0;0)" office:value-type="date" office:date-value="2020-04-06T17:22:00" calcext:value-type="date">
            <text:p>4/6/2020 17:22:00</text:p>
          </table:table-cell>
          <table:table-cell table:style-name="ce10" table:formula="of:=[.C38]-TIME(6;0;0)" office:value-type="date" office:date-value="2020-04-06T19:48:00" calcext:value-type="date">
            <text:p>4/6/2020 19:48:00</text:p>
          </table:table-cell>
          <table:table-cell table:style-name="ce10" table:formula="of:=[.D38]-TIME(6;0;0)" office:value-type="date" office:date-value="2020-04-06T22:14:00" calcext:value-type="date">
            <text:p>4/6/2020 22:14:00</text:p>
          </table:table-cell>
          <table:table-cell table:number-columns-repeated="1016"/>
        </table:table-row>
        <table:table-row table:style-name="ro1">
          <table:table-cell table:style-name="ce3" office:value-type="float" office:value="2458947.771" calcext:value-type="float">
            <text:p>2458947.771</text:p>
          </table:table-cell>
          <table:table-cell table:style-name="ce6" office:value-type="date" office:date-value="2020-04-08T04:03:00" calcext:value-type="date">
            <text:p>4/8/2020 4:03:00</text:p>
          </table:table-cell>
          <table:table-cell table:style-name="ce6" office:value-type="date" office:date-value="2020-04-08T06:29:00" calcext:value-type="date">
            <text:p>4/8/2020 6:29:00</text:p>
          </table:table-cell>
          <table:table-cell table:style-name="ce6" office:value-type="date" office:date-value="2020-04-08T08:56:00" calcext:value-type="date">
            <text:p>4/8/2020 8:56:00</text:p>
          </table:table-cell>
          <table:table-cell table:style-name="ce8" table:formula="of:=N([.B40])-N([.B39])" office:value-type="time" office:time-value="PT28H41M00.000000265S" calcext:value-type="time">
            <text:p>28:41:00</text:p>
          </table:table-cell>
          <table:table-cell table:style-name="ce10" table:formula="of:=[.B39]-TIME(6;0;0)" office:value-type="date" office:date-value="2020-04-07T22:03:00" calcext:value-type="date">
            <text:p>4/7/2020 22:03:00</text:p>
          </table:table-cell>
          <table:table-cell table:style-name="ce10" table:formula="of:=[.C39]-TIME(6;0;0)" office:value-type="date" office:date-value="2020-04-08T00:29:00" calcext:value-type="date">
            <text:p>4/8/2020 0:29:00</text:p>
          </table:table-cell>
          <table:table-cell table:style-name="ce10" table:formula="of:=[.D39]-TIME(6;0;0)" office:value-type="date" office:date-value="2020-04-08T02:56:00" calcext:value-type="date">
            <text:p>4/8/2020 2:56:00</text:p>
          </table:table-cell>
          <table:table-cell table:number-columns-repeated="1016"/>
        </table:table-row>
        <table:table-row table:style-name="ro1">
          <table:table-cell table:style-name="ce3" office:value-type="float" office:value="2458948.966" calcext:value-type="float">
            <text:p>2458948.966</text:p>
          </table:table-cell>
          <table:table-cell table:style-name="ce6" office:value-type="date" office:date-value="2020-04-09T08:44:00" calcext:value-type="date">
            <text:p>4/9/2020 8:44:00</text:p>
          </table:table-cell>
          <table:table-cell table:style-name="ce6" office:value-type="date" office:date-value="2020-04-09T11:10:00" calcext:value-type="date">
            <text:p>4/9/2020 11:10:00</text:p>
          </table:table-cell>
          <table:table-cell table:style-name="ce6" office:value-type="date" office:date-value="2020-04-09T13:37:00" calcext:value-type="date">
            <text:p>4/9/2020 13:37:00</text:p>
          </table:table-cell>
          <table:table-cell table:style-name="ce8"/>
          <table:table-cell table:style-name="ce10" table:formula="of:=[.B40]-TIME(6;0;0)" office:value-type="date" office:date-value="2020-04-09T02:44:00" calcext:value-type="date">
            <text:p>4/9/2020 2:44:00</text:p>
          </table:table-cell>
          <table:table-cell table:style-name="ce10" table:formula="of:=[.C40]-TIME(6;0;0)" office:value-type="date" office:date-value="2020-04-09T05:10:00" calcext:value-type="date">
            <text:p>4/9/2020 5:10:00</text:p>
          </table:table-cell>
          <table:table-cell table:style-name="ce10" table:formula="of:=[.D40]-TIME(6;0;0)" office:value-type="date" office:date-value="2020-04-09T07:37:00" calcext:value-type="date">
            <text:p>4/9/2020 7:37:00</text:p>
          </table:table-cell>
          <table:table-cell table:number-columns-repeated="1016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style-name="ce1" office:value-type="float" office:value="2458935.818" calcext:value-type="float">
            <text:p>2458935.818</text:p>
          </table:table-cell>
          <table:table-cell table:style-name="ce1" office:value-type="float" office:value="43917.2159722222" calcext:value-type="float">
            <text:p>43917.2159722222</text:p>
          </table:table-cell>
          <table:table-cell table:style-name="ce1" office:value-type="float" office:value="43917.3180555556" calcext:value-type="float">
            <text:p>43917.3180555556</text:p>
          </table:table-cell>
          <table:table-cell table:style-name="ce1" office:value-type="float" office:value="43917.4194444444" calcext:value-type="float">
            <text:p>43917.4194444444</text:p>
          </table:table-cell>
          <table:table-cell table:number-columns-repeated="1020"/>
        </table:table-row>
        <table:table-row table:style-name="ro1">
          <table:table-cell table:style-name="ce1" office:value-type="float" office:value="2458937.013" calcext:value-type="float">
            <text:p>2458937.013</text:p>
          </table:table-cell>
          <table:table-cell table:style-name="ce1" office:value-type="float" office:value="43918.4111111111" calcext:value-type="float">
            <text:p>43918.4111111111</text:p>
          </table:table-cell>
          <table:table-cell table:style-name="ce1" office:value-type="float" office:value="43918.5131944444" calcext:value-type="float">
            <text:p>43918.5131944444</text:p>
          </table:table-cell>
          <table:table-cell table:style-name="ce1" office:value-type="float" office:value="43918.6145833333" calcext:value-type="float">
            <text:p>43918.6145833333</text:p>
          </table:table-cell>
          <table:table-cell table:number-columns-repeated="1020"/>
        </table:table-row>
        <table:table-row table:style-name="ro1">
          <table:table-cell table:style-name="ce1" office:value-type="float" office:value="2458938.209" calcext:value-type="float">
            <text:p>2458938.209</text:p>
          </table:table-cell>
          <table:table-cell table:style-name="ce1" office:value-type="float" office:value="43919.6069444444" calcext:value-type="float">
            <text:p>43919.6069444444</text:p>
          </table:table-cell>
          <table:table-cell table:style-name="ce1" office:value-type="float" office:value="43919.7083333333" calcext:value-type="float">
            <text:p>43919.7083333333</text:p>
          </table:table-cell>
          <table:table-cell table:style-name="ce1" office:value-type="float" office:value="43919.8097222222" calcext:value-type="float">
            <text:p>43919.8097222222</text:p>
          </table:table-cell>
          <table:table-cell table:number-columns-repeated="1020"/>
        </table:table-row>
        <table:table-row table:style-name="ro1">
          <table:table-cell table:style-name="ce1" office:value-type="float" office:value="2458939.404" calcext:value-type="float">
            <text:p>2458939.404</text:p>
          </table:table-cell>
          <table:table-cell table:style-name="ce1" office:value-type="float" office:value="43920.8020833333" calcext:value-type="float">
            <text:p>43920.8020833333</text:p>
          </table:table-cell>
          <table:table-cell table:style-name="ce1" office:value-type="float" office:value="43920.9034722222" calcext:value-type="float">
            <text:p>43920.9034722222</text:p>
          </table:table-cell>
          <table:table-cell table:style-name="ce1" office:value-type="float" office:value="43921.0048611111" calcext:value-type="float">
            <text:p>43921.0048611111</text:p>
          </table:table-cell>
          <table:table-cell table:number-columns-repeated="1020"/>
        </table:table-row>
        <table:table-row table:style-name="ro1">
          <table:table-cell table:style-name="ce1" office:value-type="float" office:value="2458940.599" calcext:value-type="float">
            <text:p>2458940.599</text:p>
          </table:table-cell>
          <table:table-cell table:style-name="ce1" office:value-type="float" office:value="43921.9972222222" calcext:value-type="float">
            <text:p>43921.9972222222</text:p>
          </table:table-cell>
          <table:table-cell table:style-name="ce1" office:value-type="float" office:value="43922.0986111111" calcext:value-type="float">
            <text:p>43922.0986111111</text:p>
          </table:table-cell>
          <table:table-cell table:style-name="ce1" office:value-type="float" office:value="43922.2006944444" calcext:value-type="float">
            <text:p>43922.2006944444</text:p>
          </table:table-cell>
          <table:table-cell table:number-columns-repeated="1020"/>
        </table:table-row>
        <table:table-row table:style-name="ro1">
          <table:table-cell table:style-name="ce1" office:value-type="float" office:value="2458941.794" calcext:value-type="float">
            <text:p>2458941.794</text:p>
          </table:table-cell>
          <table:table-cell table:style-name="ce1" office:value-type="float" office:value="43923.1923611111" calcext:value-type="float">
            <text:p>43923.1923611111</text:p>
          </table:table-cell>
          <table:table-cell table:style-name="ce1" office:value-type="float" office:value="43923.29375" calcext:value-type="float">
            <text:p>43923.29375</text:p>
          </table:table-cell>
          <table:table-cell table:style-name="ce1" office:value-type="float" office:value="43923.3958333333" calcext:value-type="float">
            <text:p>43923.3958333333</text:p>
          </table:table-cell>
          <table:table-cell table:number-columns-repeated="1020"/>
        </table:table-row>
        <table:table-row table:style-name="ro1">
          <table:table-cell table:style-name="ce1" office:value-type="float" office:value="2458942.99" calcext:value-type="float">
            <text:p>2458942.99</text:p>
          </table:table-cell>
          <table:table-cell table:style-name="ce1" office:value-type="float" office:value="43924.3875" calcext:value-type="float">
            <text:p>43924.3875</text:p>
          </table:table-cell>
          <table:table-cell table:style-name="ce1" office:value-type="float" office:value="43924.4895833333" calcext:value-type="float">
            <text:p>43924.4895833333</text:p>
          </table:table-cell>
          <table:table-cell table:style-name="ce1" office:value-type="float" office:value="43924.5909722222" calcext:value-type="float">
            <text:p>43924.5909722222</text:p>
          </table:table-cell>
          <table:table-cell table:number-columns-repeated="1020"/>
        </table:table-row>
        <table:table-row table:style-name="ro1">
          <table:table-cell table:style-name="ce1" office:value-type="float" office:value="2458944.185" calcext:value-type="float">
            <text:p>2458944.185</text:p>
          </table:table-cell>
          <table:table-cell table:style-name="ce1" office:value-type="float" office:value="43925.5826388889" calcext:value-type="float">
            <text:p>43925.5826388889</text:p>
          </table:table-cell>
          <table:table-cell table:style-name="ce1" office:value-type="float" office:value="43925.6847222222" calcext:value-type="float">
            <text:p>43925.6847222222</text:p>
          </table:table-cell>
          <table:table-cell table:style-name="ce1" office:value-type="float" office:value="43925.7861111111" calcext:value-type="float">
            <text:p>43925.7861111111</text:p>
          </table:table-cell>
          <table:table-cell table:number-columns-repeated="1020"/>
        </table:table-row>
        <table:table-row table:style-name="ro1">
          <table:table-cell table:style-name="ce1" office:value-type="float" office:value="2458945.38" calcext:value-type="float">
            <text:p>2458945.38</text:p>
          </table:table-cell>
          <table:table-cell table:style-name="ce1" office:value-type="float" office:value="43926.7784722222" calcext:value-type="float">
            <text:p>43926.7784722222</text:p>
          </table:table-cell>
          <table:table-cell table:style-name="ce1" office:value-type="float" office:value="43926.8798611111" calcext:value-type="float">
            <text:p>43926.8798611111</text:p>
          </table:table-cell>
          <table:table-cell table:style-name="ce1" office:value-type="float" office:value="43926.98125" calcext:value-type="float">
            <text:p>43926.98125</text:p>
          </table:table-cell>
          <table:table-cell table:number-columns-repeated="1020"/>
        </table:table-row>
        <table:table-row table:style-name="ro1">
          <table:table-cell table:style-name="ce1" office:value-type="float" office:value="2458946.575" calcext:value-type="float">
            <text:p>2458946.575</text:p>
          </table:table-cell>
          <table:table-cell table:style-name="ce1" office:value-type="float" office:value="43927.9736111111" calcext:value-type="float">
            <text:p>43927.9736111111</text:p>
          </table:table-cell>
          <table:table-cell table:style-name="ce1" office:value-type="float" office:value="43928.075" calcext:value-type="float">
            <text:p>43928.075</text:p>
          </table:table-cell>
          <table:table-cell table:style-name="ce1" office:value-type="float" office:value="43928.1763888889" calcext:value-type="float">
            <text:p>43928.1763888889</text:p>
          </table:table-cell>
          <table:table-cell table:number-columns-repeated="1020"/>
        </table:table-row>
        <table:table-row table:style-name="ro1">
          <table:table-cell table:style-name="ce1" office:value-type="float" office:value="2458947.771" calcext:value-type="float">
            <text:p>2458947.771</text:p>
          </table:table-cell>
          <table:table-cell table:style-name="ce1" office:value-type="float" office:value="43929.16875" calcext:value-type="float">
            <text:p>43929.16875</text:p>
          </table:table-cell>
          <table:table-cell table:style-name="ce1" office:value-type="float" office:value="43929.2701388889" calcext:value-type="float">
            <text:p>43929.2701388889</text:p>
          </table:table-cell>
          <table:table-cell table:style-name="ce1" office:value-type="float" office:value="43929.3722222222" calcext:value-type="float">
            <text:p>43929.3722222222</text:p>
          </table:table-cell>
          <table:table-cell table:number-columns-repeated="1020"/>
        </table:table-row>
        <table:table-row table:style-name="ro1">
          <table:table-cell table:style-name="ce1" office:value-type="float" office:value="2458948.966" calcext:value-type="float">
            <text:p>2458948.966</text:p>
          </table:table-cell>
          <table:table-cell table:style-name="ce1" office:value-type="float" office:value="43930.3638888889" calcext:value-type="float">
            <text:p>43930.3638888889</text:p>
          </table:table-cell>
          <table:table-cell table:style-name="ce1" office:value-type="float" office:value="43930.4652777778" calcext:value-type="float">
            <text:p>43930.4652777778</text:p>
          </table:table-cell>
          <table:table-cell table:style-name="ce1" office:value-type="float" office:value="43930.5673611111" calcext:value-type="float">
            <text:p>43930.5673611111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57" meta:object-count="0"/>
    <meta:generator>LibreOfficeDev/6.0.5.2$Linux_X86_64 LibreOffice_project/</meta:generator>
  </office:meta>
</office:document-meta>
</file>